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20">
          <table:table-cell table:style-name="ce16"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4"/>
          <table:table-cell office:value-type="string" calcext:value-type="string">
            <text:p>- Maine Hello volunteering</text:p>
            <text:p>- Finish laundry</text:p>
            <text:p>- Shower</text:p>
          </table:table-cell>
          <table:table-cell table:number-columns-repeated="1014"/>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5">00/00/0000</text:date>, <text:time style:data-style-name="N2" text:time-value="10:32:48.66394541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5T10:34:14.496716035</dc:date>
    <meta:creation-date>2016-09-05T22:47:24Z</meta:creation-date>
    <meta:editing-cycles>938</meta:editing-cycles>
    <meta:editing-duration>P19DT3H30M12S</meta:editing-duration>
    <meta:generator>LibreOffice/5.2.3.3$Linux_X86_64 LibreOffice_project/20m0$Build-3</meta:generator>
    <meta:document-statistic meta:table-count="3" meta:cell-count="3269" meta:object-count="0"/>
  </office:meta>
</office:document-meta>
</file>